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137cm" svg:height="0.026cm" svg:x="20.926cm" svg:y="3.241cm">
            <draw:object draw:notify-on-update-of-ranges="Sheet1.B1:Sheet1.B1 Sheet1.B2:Sheet1.B9 Sheet1.C1:Sheet1.C1 Sheet1.C2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0.027cm" svg:x="31.801cm" svg:y="12.165cm">
            <draw:object draw:notify-on-update-of-ranges="Sheet1.B1:Sheet1.B1 Sheet1.B2:Sheet1.B9 Sheet1.C1:Sheet1.C1 Sheet1.C2:Sheet1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0.027cm" svg:x="26.157cm" svg:y="10.784cm">
            <draw:object draw:notify-on-update-of-ranges="Sheet1.C1:Sheet1.C1 Sheet1.C2:Sheet1.C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345cm" svg:height="7.278cm" svg:x="8.233cm" svg:y="0cm">
            <draw:object draw:notify-on-update-of-ranges="Sheet1.B1:Sheet1.B1 Sheet1.B2:Sheet1.B9 Sheet1.C1:Sheet1.C1 Sheet1.C2:Sheet1.C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.152cm" svg:height="8.605cm" svg:x="7.242cm" svg:y="10.572cm">
            <draw:object draw:notify-on-update-of-ranges="Sheet1.B23:Sheet1.B23 Sheet1.B24:Sheet1.B29 Sheet1.C23:Sheet1.C23 Sheet1.C24:Sheet1.C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09:17:17.608170545</meta:creation-date>
    <dc:date>2024-01-17T10:18:55.751648296</dc:date>
    <meta:editing-duration>PT20M18S</meta:editing-duration>
    <meta:editing-cycles>2</meta:editing-cycles>
    <meta:generator>LibreOffice/7.3.7.2$Linux_X86_64 LibreOffice_project/30$Build-2</meta:generator>
    <meta:document-statistic meta:table-count="1" meta:cell-count="3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138cm" svg:height="0.027cm" xlink:href=".." xlink:type="simple" chart:class="chart:line" chart:style-name="ch1">
        <chart:plot-area chart:style-name="ch2" table:cell-range-address="Sheet1.B1:Sheet1.C9" chart:data-source-has-labels="row" svg:x="0.002cm" svg:y="0cm" svg:width="0.134cm" svg:height="0.027cm">
          <chart:coordinate-region svg:x="0.063cm" svg:y="0.012cm" svg:width="0.044cm" svg:height="0.00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9" chart:label-cell-address="Sheet1.B1:Sheet1.B1" chart:class="chart:line">
            <chart:data-point chart:repeated="8"/>
          </chart:series>
          <chart:series chart:style-name="ch6" chart:values-cell-range-address="Sheet1.C2:Sheet1.C9" chart:label-cell-address="Sheet1.C1:Sheet1.C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+n</text:p>
                <draw:g>
                  <svg:desc>Sheet1.B1:Sheet1.B1</svg:desc>
                </draw:g>
              </table:table-cell>
              <table:table-cell office:value-type="string">
                <text:p>opcou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0.028cm" xlink:href=".." xlink:type="simple" chart:class="chart:line" chart:style-name="ch1">
        <chart:legend chart:legend-position="end" svg:x="14.569cm" svg:y="-0.185cm" style:legend-expansion="high" chart:style-name="ch2"/>
        <chart:plot-area chart:style-name="ch3" table:cell-range-address="Sheet1.B1:Sheet1.C9" chart:data-source-has-labels="row" svg:x="0.319cm" svg:y="0cm" svg:width="13.931cm" svg:height="0.028cm">
          <chart:coordinate-region svg:x="0.755cm" svg:y="0.013cm" svg:width="13.401cm" svg:height="0.0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line">
            <chart:data-point chart:repeated="8"/>
          </chart:series>
          <chart:series chart:style-name="ch7" chart:values-cell-range-address="Sheet1.C2:Sheet1.C9" chart:label-cell-address="Sheet1.C1:Sheet1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+n</text:p>
                <draw:g>
                  <svg:desc>Sheet1.B1:Sheet1.B1</svg:desc>
                </draw:g>
              </table:table-cell>
              <table:table-cell office:value-type="string">
                <text:p>opcou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0.028cm" xlink:href=".." xlink:type="simple" chart:class="chart:line" chart:style-name="ch1">
        <chart:plot-area chart:style-name="ch2" table:cell-range-address="Sheet1.C1:Sheet1.C9" chart:data-source-has-labels="row" svg:x="4.494cm" svg:y="-0.172cm" svg:width="11.596cm" svg:height="0.846cm">
          <chart:coordinate-region svg:x="4.93cm" svg:y="0.003cm" svg:width="11.066cm" svg:height="0.024cm"/>
          <chart:axis chart:dimension="x" chart:name="primary-x" chart:style-name="ch3"/>
          <chart:axis chart:dimension="y" chart:name="primary-y" chart:style-name="ch3">
            <chart:title svg:x="0cm" svg:y="0.135cm" chart:style-name="ch4">
              <text:p>$Sheet1.$A$2:$A$10</text:p>
            </chart:title>
            <chart:grid chart:style-name="ch5" chart:class="major"/>
          </chart:axis>
          <chart:series chart:style-name="ch6" chart:values-cell-range-address="Sheet1.C2:Sheet1.C9" chart:label-cell-address="Sheet1.C1:Sheet1.C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46cm" svg:height="7.279cm" xlink:href=".." xlink:type="simple" chart:class="chart:line" chart:style-name="ch1">
        <chart:legend chart:legend-position="end" svg:x="11.785cm" svg:y="3.34cm" style:legend-expansion="high" chart:style-name="ch2"/>
        <chart:plot-area chart:style-name="ch3" table:cell-range-address="Sheet1.B1:Sheet1.C9" chart:data-source-has-labels="both" svg:x="0.286cm" svg:y="0.145cm" svg:width="11.213cm" svg:height="6.989cm">
          <chart:coordinate-region svg:x="0.907cm" svg:y="0.344cm" svg:width="10.312cm" svg:height="6.143cm"/>
          <chart:axis chart:dimension="x" chart:name="primary-x" chart:style-name="ch4" chartooo:axis-type="auto">
            <chartooo:date-scale/>
            <chart:categories table:cell-range-address="Sheet1.B2:Sheet1.B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9" chart:label-cell-address="Sheet1.C1:Sheet1.C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:Sheet1.B9</svg:desc>
                </draw:g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153cm" svg:height="8.606cm" xlink:href=".." xlink:type="simple" chart:class="chart:line" chart:style-name="ch1">
        <chart:legend chart:legend-position="end" svg:x="11.592cm" svg:y="4.004cm" style:legend-expansion="high" chart:style-name="ch2"/>
        <chart:plot-area chart:style-name="ch3" table:cell-range-address="Sheet1.B23:Sheet1.C29" chart:data-source-has-labels="both" svg:x="0.867cm" svg:y="0.314cm" svg:width="11.414cm" svg:height="8.296cm">
          <chart:coordinate-region svg:x="1.488cm" svg:y="0.513cm" svg:width="10.606cm" svg:height="7.45cm"/>
          <chart:axis chart:dimension="x" chart:name="primary-x" chart:style-name="ch4" chartooo:axis-type="auto">
            <chartooo:date-scale/>
            <chart:categories table:cell-range-address="Sheet1.B24:Sheet1.B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4:Sheet1.C29" chart:label-cell-address="Sheet1.C23:Sheet1.C23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C23:Sheet1.C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4:Sheet1.B29</svg:desc>
                </draw:g>
              </table:table-cell>
              <table:table-cell office:value-type="float" office:value="1">
                <text:p>1</text:p>
                <draw:g>
                  <svg:desc>Sheet1.C24:Sheet1.C2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